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4.60375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Member ID</text:p>
          </table:table-cell>
          <table:table-cell office:value-type="string" table:style-name="ce2">
            <text:p>Member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AMOUNT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Oliver Napal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Walter Ongany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Venna Omar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Jefferson Kimau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Geoffrey Waiganjo M.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Akhubula Arthur M.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Catherine Kagend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0" table:style-name="ce1">
            <text:p>20000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Gideon Mbogo Gachuk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Nora Carol Oluoch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0" table:style-name="ce1">
            <text:p>30000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Oscar Ochieng' Owin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Nicholas Chege A.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Karel Swings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0" table:style-name="ce1">
            <text:p>50000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Margaret Wanjiru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Noah Otieno Oum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Collins Cheboiyw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Roselyne Nyago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7000" table:style-name="ce1">
            <text:p>7000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Lihanda Robert Mung'asi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Leammy Achieng Olel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Agnes Kalondu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Boniface Opiy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Rose Mwandol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Shadrack Mutis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Nelson Omond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Kosgey Alex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Christopher Ombwar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Elly Oum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Hezron Okeyo Akok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Susan Akech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Jerome Ayug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Cedric Liseche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-51000" table:style-name="ce1">
            <text:p>-51000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Nelson Kiok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Anne Mbath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Kevin Ironde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Gilbert Kilah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Barbara Sewe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Vincent Mamet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hilip Kiplangat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David Kariuk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Apollo Owino Aduw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Charles Muem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Nemuel Minch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Wilfred Kimar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Arnold Shikam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Ronny Ochieng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Kennedy Luy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Joyce Gacau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Felix Mugho Mwakes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William Musita Ayot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Peter Aloo Owuor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Alex Kivuva Mutu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Samuel Otieno Omoll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Fidelis Kimatu Philiph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Irene Maruri Gatwir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Boniface Mutua Mwolol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Joseph Ngumbao Mutung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James Makala Malenya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Beatrice Mbithe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Brian Muyonga Sambwan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Eunice Mule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Ogonya Otieno Simon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Caleb Chaur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George Kidwaro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Julius Irungu Ngugi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Wambulwa Raphael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Florence Muinde</text:p>
          </table:table-cell>
          <table:table-cell office:value-type="date" office:date-value="2015-11-21T00:00:00" table:style-name="ce4">
            <text:p>2015-1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Oliver Napal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Walter Ongany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Venna Omar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Jefferson Kimau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Geoffrey Waiganjo M.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Akhubula Arthur M.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Catherine Kagend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-1412500" table:style-name="ce1">
            <text:p>-1412500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Gideon Mbogo Gachuk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-308000" table:style-name="ce1">
            <text:p>-308000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Nora Carol Oluoch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30000" table:style-name="ce1">
            <text:p>30000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Oscar Ochieng' Owin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Nicholas Chege A.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Karel Swings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0" table:style-name="ce1">
            <text:p>50000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Margaret Wanjiru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Noah Otieno Oum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-460000" table:style-name="ce1">
            <text:p>-460000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Collins Cheboiyw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Roselyne Nyago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7000" table:style-name="ce1">
            <text:p>7000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Lihanda Robert Mung'asi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Leammy Achieng Olel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Agnes Kalondu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Boniface Opiy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Rose Mwandol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Shadrack Mutis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Nelson Omond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Kosgey Alex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Christopher Ombwar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Elly Oum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Hezron Okeyo Akok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Susan Akech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Jerome Ayug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Nelson Kiok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Anne Mbath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Kevin Ironde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Gilbert Kilah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Vincent Mamet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hilip Kiplangat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David Kariuk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Apollo Owino Aduw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Charles Muem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Nemuel Minch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Wilfred Kimar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Arnold Shikam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Ronny Ochieng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Kennedy Luy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Joyce Gacau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Felix Mugho Mwakes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William Musita Ayot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Peter Aloo Owuor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Alex Kivuva Mutu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Samuel Otieno Omoll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Fidelis Kimatu Philiph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Irene Maruri Gatwir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Boniface Mutua Mwolol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Joseph Ngumbao Mutung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James Makala Malenya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Beatrice Mbithe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Brian Muyonga Sambwan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Eunice Mule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Ogonya Otieno Simon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Caleb Chaur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George Kidwaro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Julius Irungu Ngugi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Wambulwa Raphael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Florence Muinde</text:p>
          </table:table-cell>
          <table:table-cell office:value-type="date" office:date-value="2015-12-21T00:00:00" table:style-name="ce4">
            <text:p>2015-1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Oliver Napal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Walter Ongany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Venna Omar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Jefferson Kimau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Geoffrey Waiganjo M.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Akhubula Arthur M.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Nora Carol Oluoch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30000" table:style-name="ce1">
            <text:p>30000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Oscar Ochieng' Owin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Nicholas Chege A.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Karel Swings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0" table:style-name="ce1">
            <text:p>50000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Margaret Wanjiru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Noah Otieno Oum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15000" table:style-name="ce1">
            <text:p>15000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Collins Cheboiyw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Roselyne Nyago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7000" table:style-name="ce1">
            <text:p>7000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Lihanda Robert Mung'asi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Leammy Achieng Olel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Agnes Kalondu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Boniface Opiy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Rose Mwandol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Shadrack Mutis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Nelson Omond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Kosgey Alex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Christopher Ombwar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Elly Oum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Hezron Okeyo Akok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Susan Akech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Jerome Ayug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Nelson Kiok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Anne Mbath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Kevin Ironde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Gilbert Kilah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hilip Kiplangat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David Kariuk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Apollo Owino Aduw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Charles Muem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Nemuel Minch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Wilfred Kimar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Arnold Shikam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Ronny Ochieng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Kennedy Luy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Joyce Gacau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Felix Mugho Mwakes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William Musita Ayot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Peter Aloo Owuor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Alex Kivuva Mutu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Samuel Otieno Omoll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Fidelis Kimatu Philiph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Irene Maruri Gatwir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Boniface Mutua Mwolol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Joseph Ngumbao Mutung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James Makala Malenya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Beatrice Mbithe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Brian Muyonga Sambwan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Eunice Mule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Ogonya Otieno Simon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Caleb Chaur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George Kidwar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Julius Irungu Ngugi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Wambulwa Raphael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Victor Tony Ohato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Florence Muinde</text:p>
          </table:table-cell>
          <table:table-cell office:value-type="date" office:date-value="2016-01-21T00:00:00" table:style-name="ce4">
            <text:p>2016-01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Oliver Napal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Walter Ongany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Venna Omar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Jefferson Kimau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Geoffrey Waiganjo M.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Akhubula Arthur M.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Gideon Mbogo Gachuk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Nora Carol Oluoch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30000" table:style-name="ce1">
            <text:p>30000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Oscar Ochieng' Owin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Nicholas Chege A.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Karel Swings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0" table:style-name="ce1">
            <text:p>50000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Margaret Wanjiru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Noah Otieno Oum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15000" table:style-name="ce1">
            <text:p>15000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Collins Cheboiyw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Roselyne Nyago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7000" table:style-name="ce1">
            <text:p>7000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Lihanda Robert Mung'asi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Leammy Achieng Olel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Agnes Kalondu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Boniface Opiy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Rose Mwandol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Shadrack Mutis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Nelson Omond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Kosgey Alex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Christopher Ombwar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Elly Oum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Hezron Okeyo Akok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Susan Akech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Jerome Ayug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Nelson Kiok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Anne Mbath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Kevin Ironde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Gilbert Kilah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Philip Kiplangat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David Kariuk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Apollo Owino Aduw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Charles Muem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Nemuel Minch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Wilfred Kimar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Arnold Shikam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Ronny Ochieng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Kennedy Luy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Felix Mugho Mwakes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William Musita Ayot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Peter Aloo Owuor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Alex Kivuva Mutu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Samuel Otieno Omoll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Fidelis Kimatu Philiph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Irene Maruri Gatwir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Boniface Mutua Mwolol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Joseph Ngumbao Mutung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James Makala Malenya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Beatrice Mbithe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Brian Muyonga Sambwan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5000" table:style-name="ce1">
            <text:p>5000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Eunice Mule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Ogonya Otieno Simon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Caleb Chaur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George Kidwar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Julius Irungu Ngugi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Wambulwa Raphael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Victor Tony Ohato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Florence Muinde</text:p>
          </table:table-cell>
          <table:table-cell office:value-type="date" office:date-value="2016-02-21T00:00:00" table:style-name="ce4">
            <text:p>2016-02-21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number-rows-repeated="1048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ixnet</meta:initial-creator>
    <dc:creator>lixnet</dc:creator>
    <meta:creation-date>2016-03-21T00:06:10Z</meta:creation-date>
    <dc:date>2016-03-21T00:06:59Z</dc:date>
  </office:meta>
</office:document-meta>
</file>